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  <table:table-cell table:formula="of:=[.B2]*[.C2]*100*(10^-9)/10000" office:value-type="float" office:value="0.00000580888" calcext:value-type="float">
            <text:p>5,80888E-0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  <table:table-cell table:formula="of:=[.B3]*[.C3]*100*(10^-9)/10000" office:value-type="float" office:value="0.00001645696" calcext:value-type="float">
            <text:p>0,00001645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  <table:table-cell table:formula="of:=[.B4]*[.C4]*100*(10^-9)/10000" office:value-type="float" office:value="0.00003372004" calcext:value-type="float">
            <text:p>0,0000337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  <table:table-cell table:formula="of:=[.B5]*[.C5]*100*(10^-9)/10000" office:value-type="float" office:value="0.00004971846" calcext:value-type="float">
            <text:p>4,971846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  <table:table-cell table:formula="of:=[.B6]*[.C6]*100*(10^-9)/10000" office:value-type="float" office:value="0.00009855236" calcext:value-type="float">
            <text:p>9,855236E-0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  <table:table-cell table:formula="of:=[.B7]*[.C7]*100*(10^-9)/10000" office:value-type="float" office:value="0.00019136385" calcext:value-type="float">
            <text:p>0,000191363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  <table:table-cell table:formula="of:=[.B8]*[.C8]*100*(10^-9)/10000" office:value-type="float" office:value="0.00028994" calcext:value-type="float">
            <text:p>0,0002899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  <table:table-cell table:formula="of:=[.B9]*[.C9]*100*(10^-9)/10000" office:value-type="float" office:value="0.0004479138" calcext:value-type="float">
            <text:p>0,000447913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  <table:table-cell table:formula="of:=[.B10]*[.C10]*100*(10^-9)/10000" office:value-type="float" office:value="0.00078280128" calcext:value-type="float">
            <text:p>0,00078280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  <table:table-cell table:formula="of:=[.B11]*[.C11]*100*(10^-9)/10000" office:value-type="float" office:value="0.0011350701" calcext:value-type="float">
            <text:p>0,00113507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  <table:table-cell table:formula="of:=[.B12]*[.C12]*100*(10^-9)/10000" office:value-type="float" office:value="0.00166283691" calcext:value-type="float">
            <text:p>0,00166283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  <table:table-cell table:formula="of:=[.B13]*[.C13]*100*(10^-9)/10000" office:value-type="float" office:value="0.00254498346" calcext:value-type="float">
            <text:p>0,002544983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  <table:table-cell table:formula="of:=[.B14]*[.C14]*100*(10^-9)/10000" office:value-type="float" office:value="0.00386155512" calcext:value-type="float">
            <text:p>0,00386155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  <table:table-cell table:formula="of:=[.B15]*[.C15]*100*(10^-9)/10000" office:value-type="float" office:value="0.0066669824" calcext:value-type="float">
            <text:p>0,00666698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  <table:table-cell table:formula="of:=[.B16]*[.C16]*100*(10^-9)/10000" office:value-type="float" office:value="0.01568499778" calcext:value-type="float">
            <text:p>0,015684997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  <table:table-cell table:formula="of:=[.B17]*[.C17]*100*(10^-9)/10000" office:value-type="float" office:value="0.0354312743" calcext:value-type="float">
            <text:p>0,0354312743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vaccia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11:39:12.9947736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23T11:39:18.458411905</dc:date>
    <dc:creator>salvo </dc:creator>
    <meta:editing-duration>PT1H50M14S</meta:editing-duration>
    <meta:editing-cycles>16</meta:editing-cycles>
    <meta:generator>LibreOffice/4.4.3.2$Linux_X86_64 LibreOffice_project/40m0$Build-2</meta:generator>
    <meta:document-statistic meta:table-count="5" meta:cell-count="47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41cm" svg:y="7.96cm" style:legend-expansion="high" chart:style-name="ch2"/>
        <chart:plot-area chart:style-name="ch3" table:cell-range-address="Foglio1.A2:Foglio1.D17 Foglio1.B1:Foglio1.D1" chart:data-source-has-labels="both" svg:x="-0.861cm" svg:y="-0.211cm" svg:width="30.573cm" svg:height="16.941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68cm" svg:y="6.712cm" style:legend-expansion="high" chart:style-name="ch2"/>
        <chart:plot-area chart:style-name="ch3" table:cell-range-address="Foglio2.A2:Foglio2.D10 Foglio2.B1:Foglio2.D1" chart:data-source-has-labels="both" svg:x="0.509cm" svg:y="0.599cm" svg:width="20.462cm" svg:height="14.518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859cm" svg:y="4.669cm" style:legend-expansion="high" chart:style-name="ch2"/>
        <chart:plot-area chart:style-name="ch3" table:cell-range-address="Foglio2.A2:Foglio2.A10 Foglio2.E2:Foglio2.E10" svg:x="0.477cm" svg:y="0.199cm" svg:width="19.905cm" svg:height="9.563cm">
          <chartooo:coordinate-region svg:x="1.413cm" svg:y="0.41cm" svg:width="18.669cm" svg:height="8.6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368cm" svg:y="6.997cm" style:legend-expansion="high" chart:style-name="ch2"/>
        <chart:plot-area chart:style-name="ch3" table:cell-range-address="Foglio3.A1:Foglio3.B17" chart:data-source-has-labels="both" svg:x="0.646cm" svg:y="0.292cm" svg:width="29.076cm" svg:height="14.032cm">
          <chartooo:coordinate-region svg:x="1.493cm" svg:y="0.504cm" svg:width="28.028cm" svg:height="13.15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385cm" svg:y="5.113cm" style:legend-expansion="high" chart:style-name="ch2"/>
        <chart:plot-area chart:style-name="ch3" table:cell-range-address="Foglio4.A2:Foglio4.A18 Foglio4.E1:Foglio4.F18" chart:data-source-has-labels="both" svg:x="0.505cm" svg:y="0.227cm" svg:width="21.375cm" svg:height="10.915cm">
          <chartooo:coordinate-region svg:x="1.352cm" svg:y="0.438cm" svg:width="19.93cm" svg:height="10.03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66cm" svg:y="4.016cm" style:legend-expansion="high" chart:style-name="ch2"/>
        <chart:plot-area chart:style-name="ch3" table:cell-range-address="Foglio4.A2:Foglio4.D18 Foglio4.B1:Foglio4.D1" chart:data-source-has-labels="both" svg:x="0.509cm" svg:y="0.193cm" svg:width="22.348cm" svg:height="9.31cm">
          <chartooo:coordinate-region svg:x="1.754cm" svg:y="0.404cm" svg:width="20.704cm" svg:height="8.42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35cm" svg:y="7.485cm" style:legend-expansion="high" chart:style-name="ch2"/>
        <chart:plot-area chart:style-name="ch3" table:cell-range-address="Foglio5.A4:Foglio5.A16 Foglio5.H3:Foglio5.H16" chart:data-source-has-labels="both" svg:x="0.52cm" svg:y="0.311cm" svg:width="22.295cm" svg:height="14.971cm">
          <chartooo:coordinate-region svg:x="1.456cm" svg:y="0.522cm" svg:width="20.96cm" svg:height="14.091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5.H4:Foglio5.H16" chart:label-cell-address="Foglio5.H3:Foglio5.H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